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Configuration.Simpl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Configuration.privateStaticSt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uration.throwing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uration.integ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uration.st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Configuration.packageStaticString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